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language="nb" fo:country="NO" officeooo:rsid="00086391" officeooo:paragraph-rsid="00086391"/>
    </style:style>
    <style:style style:name="P3" style:family="paragraph" style:parent-style-name="Standard">
      <style:text-properties fo:language="nb" fo:country="NO" officeooo:rsid="00093534" officeooo:paragraph-rsid="00093534"/>
    </style:style>
    <style:style style:name="P4" style:family="paragraph" style:parent-style-name="Standard">
      <style:text-properties fo:language="nb" fo:country="NO" officeooo:rsid="00093534" officeooo:paragraph-rsid="000a6450"/>
    </style:style>
    <style:style style:name="P5" style:family="paragraph" style:parent-style-name="Standard">
      <style:text-properties fo:language="nb" fo:country="NO" officeooo:rsid="000a6450" officeooo:paragraph-rsid="000a6450"/>
    </style:style>
    <style:style style:name="P6" style:family="paragraph" style:parent-style-name="Text_20_body">
      <style:text-properties fo:language="nb" fo:country="NO" officeooo:rsid="00086391" officeooo:paragraph-rsid="00086391"/>
    </style:style>
    <style:style style:name="P7" style:family="paragraph" style:parent-style-name="Title">
      <style:text-properties fo:language="nb" fo:country="NO" officeooo:rsid="00086391" officeooo:paragraph-rsid="00086391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a645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blig 1 – Anders Bolt-Evensen</text:p>
      <text:p text:style-name="P6"/>
      <text:p text:style-name="P1">Oppgave 1</text:p>
      <text:p text:style-name="P2">a)</text:p>
      <text:p text:style-name="P2">Her har vi en teller, I, som går fra 1 til n (uten at n er definert).</text:p>
      <text:p text:style-name="P2">Denne funksjonen består av en for-løkke hvor sum settes lik gammel sum + i.</text:p>
      <text:p text:style-name="P2">Til slutt returneres verdien til sum.</text:p>
      <text:p text:style-name="P2"/>
      <text:p text:style-name="P2">Denne funksjonen består altså av en enkelt for-løkke. Derfor er kjøretiden O(n).</text:p>
      <text:p text:style-name="P2"/>
      <text:p text:style-name="P2">b)</text:p>
      <text:p text:style-name="P2">Her har vi 3 variabler: sum, i (teller) og j (teller).</text:p>
      <text:p text:style-name="P2">Funksjonen består av en for-løkke hvor I ved første gangs kjøring settes til n/2 og som kjører til j = n.</text:p>
      <text:p text:style-name="P2">Denne for-løkken består av en annen for-løkke hvor j ved første gangs kjøring settes til n/2 og som også kjører til j=n. Inne I den andre for-løkken settes sum = sum + i, og deretter sum=sum+j.</text:p>
      <text:p text:style-name="P2">Ettersom denne funksjonen har en for-løkke som består av en annen for-løkke, er kjøretiden her O(n<text:span text:style-name="T2">2</text:span>).</text:p>
      <text:p text:style-name="P2"/>
      <text:p text:style-name="P3">c)</text:p>
      <text:p text:style-name="P3">Denne funksjonen består i likhet med oppgave b) av 3 variabler, en sum og to tellere (i og j).</text:p>
      <text:p text:style-name="P3">Funksjonen setter først sum = 0, før den i den første for-løkken ved første gangs kjøring av selve løkken setter i lik 1. Denne løkken går til i = n-1 og setter sum = gammel sum + i.</text:p>
      <text:p text:style-name="P3">Når denne for-løkken er ferdig, går vi videre til en ny for-løkke. Når denne kjøres første gang, settes j = 1, og denne løkken går også til j = n-1 og setter sum = sum + k.</text:p>
      <text:p text:style-name="P3">Til slutt returneres verdien til sum.</text:p>
      <text:p text:style-name="P3">Ettersom at denne funksjonen består av to for-løkker som kommer <text:span text:style-name="T4">etter hverandre</text:span><text:span text:style-name="T5">, er kjøretiden her O(n).</text:span></text:p>
      <text:p text:style-name="P3"/>
      <text:p text:style-name="P3"><text:span text:style-name="T5">d)</text:span></text:p>
      <text:p text:style-name="P3"><text:span text:style-name="T5">Denne funksjonen består av 4 variabler: 1 sum og 3 tellere (i, j, og k). </text:span></text:p>
      <text:p text:style-name="P3"><text:span text:style-name="T5">Denne funksjonen består av en for-løkke som ved første gangs kjøring setter i = 1, og som går til i = n. Denne for-løkken består av en annen for-løkke som ved første gangs kjøring setter j = 1 og som går til j = n. Denne for-løkken består av en tredje for-løkke som setter k = 1 når den kjøres for første gang. I denne 3. for-løkken settes sum = gammel sum + k.</text:span></text:p>
      <text:p text:style-name="P3"><text:span text:style-name="T5">Når alle iterasjonene er ferdige, returnerer funksjonen verdien til sum.</text:span></text:p>
      <text:p text:style-name="P3"/>
      <text:p text:style-name="P3"><text:span text:style-name="T5">Denne funksjonen består av en for-løkke som inneholder en annen for-løkke som igjen inneholder en tredje for-løkke </text:span><text:span text:style-name="T6">(mao. 3 tre løkker inne i hverandre)</text:span><text:span text:style-name="T5">. På grunnlag av dette ser vi at kjøretiden derfor er O(n</text:span><text:span text:style-name="T3">3</text:span><text:span text:style-name="T5">).</text:span></text:p>
      <text:p text:style-name="P3"/>
      <text:p text:style-name="P3"><text:span text:style-name="T5">e)</text:span></text:p>
      <text:p text:style-name="P3"><text:span text:style-name="T5">Denne funksjonen består av 4 variabler: 1 sum og 3 tellere (i, j, og k). </text:span></text:p>
      <text:p text:style-name="P3"><text:span text:style-name="T5">Denne funksjonen består av en for-løkke som ved første gangs kjøring setter i = 1, og som </text:span><text:soft-page-break/><text:span text:style-name="T5">går til i = n. Denne for-løkken består av en annen for-løkke som ved første gangs kjøring setter j = 1 og som går til j = n. Denne for-løkken består av en tredje for-løkke som setter k = 1 når den kjøres for første gang. I denne 3. for-løkken settes sum = gammel sum + k, sum = gammel sum + j og sum = gammel sum + k.</text:span></text:p>
      <text:p text:style-name="P3"><text:span text:style-name="T5">Når alle iterasjonene er ferdige, returnerer funksjonen verdien til sum.</text:span></text:p>
      <text:p text:style-name="P3"/>
      <text:p text:style-name="P4"><text:span text:style-name="T5">Denne funksjonen består av en for-løkke som inneholder en annen for-løkke som igjen inneholder en tredje for-løkke </text:span><text:span text:style-name="T6">(mao. 3 tre løkker inne i hverandre)</text:span><text:span text:style-name="T5">. På grunnlag av dette ser vi at kjøretiden derfor er O(n</text:span><text:span text:style-name="T3">3</text:span><text:span text:style-name="T5">).</text:span></text:p>
      <text:p text:style-name="P3"/>
      <text:p text:style-name="P3"><text:span text:style-name="T5">f)</text:span></text:p>
      <text:p text:style-name="P5">Funksjonen i oppgave f består av en sum og en teller i = 1. Funksjonen har en while-løkke som går så lenge i er mindre enn eller lik n. For hver iterasjon settes sum = gammel sum + i, før i dobles.</text:p>
      <text:p text:style-name="P5"/>
      <text:p text:style-name="P5">Denne funksjonen består av en enkel while-løkke, og kjøretiden er derfor O(n).</text:p>
      <text:p text:style-name="P5"/>
      <text:p text:style-name="P5">g)</text:p>
      <text:p text:style-name="P5">Forutsetningene for oppgave g er de samme som i oppgave f, bortsett fra at while-løkken i oppgave g består av en ekstra for-løkke hvor j settes lik 1 og som går til j = n. Inne i denne for-løkken settes sum = sum + j. Når for-løkken er ferdig iterert fordobles verdien til i. Når denne ytre løkken er ferdig, returneres verdien til sum.</text:p>
      <text:p text:style-name="P5"/>
      <text:p text:style-name="P5">Denne funksjonen består av en while-løkke som igjen består av en for-løkke, eller med andre ord 2 løkker i hverandre. Derfor vil kjøretiden til denne funksjonen være O(n<text:span text:style-name="T1">2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3:52:14.786972874</meta:creation-date>
    <dc:date>2015-01-21T14:32:50.652946709</dc:date>
    <meta:editing-duration>PT9M4S</meta:editing-duration>
    <meta:editing-cycles>1</meta:editing-cycles>
    <meta:document-statistic meta:table-count="0" meta:image-count="0" meta:object-count="0" meta:page-count="2" meta:paragraph-count="34" meta:word-count="689" meta:character-count="3618" meta:non-whitespace-character-count="2960"/>
    <meta:generator>LibreOffice/4.3.5.2.0$FreeBSD_X86_64 LibreOffice_project/430m0$Build-2</meta:generator>
  </office:meta>
</office:document-meta>
</file>